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7fbd" officeooo:paragraph-rsid="00037fbd"/>
    </style:style>
    <style:style style:name="P2" style:family="paragraph" style:parent-style-name="Standard">
      <style:text-properties style:use-window-font-color="true" loext:opacity="0%" style:font-name="Times New Roman" officeooo:rsid="00037fbd" officeooo:paragraph-rsid="00037fbd" fo:background-color="#ea7500"/>
    </style:style>
    <style:style style:name="P3" style:family="paragraph" style:parent-style-name="Standard">
      <style:text-properties style:use-window-font-color="true" loext:opacity="0%" style:font-name="Times New Roman" officeooo:rsid="00063b5a" officeooo:paragraph-rsid="00063b5a" fo:background-color="transparent"/>
    </style:style>
    <style:style style:name="P4" style:family="paragraph" style:parent-style-name="Standard">
      <style:text-properties style:use-window-font-color="true" loext:opacity="0%" style:font-name="Times New Roman" officeooo:rsid="0006876f" officeooo:paragraph-rsid="0006876f" fo:background-color="transparent"/>
    </style:style>
    <style:style style:name="P5" style:family="paragraph" style:parent-style-name="Standard">
      <style:text-properties style:use-window-font-color="true" loext:opacity="0%" style:font-name="Times New Roman" officeooo:rsid="000da3d6" officeooo:paragraph-rsid="000da3d6" fo:background-color="transparent"/>
    </style:style>
    <style:style style:name="P6" style:family="paragraph" style:parent-style-name="Standard">
      <style:text-properties style:use-window-font-color="true" loext:opacity="0%" style:font-name="Times New Roman" officeooo:rsid="000f8bd4" officeooo:paragraph-rsid="000f8bd4" fo:background-color="transparent"/>
    </style:style>
    <style:style style:name="P7" style:family="paragraph" style:parent-style-name="Standard">
      <style:text-properties style:use-window-font-color="true" loext:opacity="0%" style:font-name="Times New Roman" officeooo:rsid="001169c9" officeooo:paragraph-rsid="001169c9" fo:background-color="transparent"/>
    </style:style>
    <style:style style:name="P8" style:family="paragraph" style:parent-style-name="Standard">
      <style:text-properties style:use-window-font-color="true" loext:opacity="0%" style:font-name="Times New Roman" officeooo:rsid="00125156" officeooo:paragraph-rsid="00125156" fo:background-color="transparent"/>
    </style:style>
    <style:style style:name="P9" style:family="paragraph" style:parent-style-name="Standard">
      <style:text-properties style:use-window-font-color="true" loext:opacity="0%" style:font-name="Times New Roman" officeooo:rsid="0006876f" officeooo:paragraph-rsid="0006876f" fo:background-color="#00a933"/>
    </style:style>
    <style:style style:name="P10" style:family="paragraph" style:parent-style-name="Standard">
      <style:text-properties style:use-window-font-color="true" loext:opacity="0%" style:font-name="Times New Roman" fo:language="ru" fo:country="RU" officeooo:rsid="001169c9" officeooo:paragraph-rsid="001169c9" fo:background-color="transparent"/>
    </style:style>
    <style:style style:name="P11" style:family="paragraph" style:parent-style-name="Standard">
      <style:text-properties style:use-window-font-color="true" loext:opacity="0%" style:font-name="Times New Roman" officeooo:rsid="001169c9" officeooo:paragraph-rsid="001169c9" fo:background-color="#81d41a"/>
    </style:style>
    <style:style style:name="P12" style:family="paragraph" style:parent-style-name="Standard">
      <style:text-properties style:use-window-font-color="true" loext:opacity="0%" style:font-name="Times New Roman" officeooo:rsid="00120115" officeooo:paragraph-rsid="00120115" fo:background-color="#81d41a"/>
    </style:style>
    <style:style style:name="P13" style:family="paragraph" style:parent-style-name="Standard">
      <style:text-properties style:use-window-font-color="true" loext:opacity="0%" style:font-name="Times New Roman" officeooo:rsid="0012da5f" officeooo:paragraph-rsid="0012da5f" fo:background-color="transparen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c463"/>
    </style:style>
    <style:style style:name="T3" style:family="text">
      <style:text-properties fo:language="ru" fo:country="RU" officeooo:rsid="00088578"/>
    </style:style>
    <style:style style:name="T4" style:family="text">
      <style:text-properties fo:language="ru" fo:country="RU" officeooo:rsid="000a11ba"/>
    </style:style>
    <style:style style:name="T5" style:family="text">
      <style:text-properties fo:language="ru" fo:country="RU" officeooo:rsid="001169c9"/>
    </style:style>
    <style:style style:name="T6" style:family="text">
      <style:text-properties fo:language="en" fo:country="US"/>
    </style:style>
    <style:style style:name="T7" style:family="text">
      <style:text-properties officeooo:rsid="00088578"/>
    </style:style>
    <style:style style:name="T8" style:family="text">
      <style:text-properties officeooo:rsid="000bc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Не удобно работать без облака (в облаке будут поддерживаться изменения для всех, не надо отправлять пачки файлов на другой компьютер, поддержка резервного копирования, работать можно прямо с облака)</text:p>
      <text:p text:style-name="P1">-файлы в моей студии дублируются, что мешает работать</text:p>
      <text:p text:style-name="P1">-Нет документа по задачам для каждого работника</text:p>
      <text:p text:style-name="P1">-<text:span text:style-name="T2">Дополнительная информация по дис доку некоторым сотрудникам</text:span></text:p>
      <text:p text:style-name="P1"><text:span text:style-name="T2">-</text:span><text:span text:style-name="T4">нет документа, показывающий статус проекта, екселе</text:span></text:p>
      <text:p text:style-name="P2">Все эти проблемы должны решиться к следующему проекту</text:p>
      <text:p text:style-name="P4">Замечания по моделям:</text:p>
      <text:p text:style-name="P3">-<text:span text:style-name="T7">толщина</text:span> сетка <text:span text:style-name="T7">большая </text:span><text:span text:style-name="T8">(одобрено и изменено)</text:span></text:p>
      <text:p text:style-name="P3">-<text:span text:style-name="T7">имеется у сетки рамка, выглядит не очень хорошо</text:span></text:p>
      <text:p text:style-name="P4">Коммент<text:span text:style-name="T7">а</text:span>рий <text:span text:style-name="T7">к характеристике</text:span> работ сотрудников:</text:p>
      <text:p text:style-name="P5">29.07:22</text:p>
      <text:p text:style-name="P5">Были все ознакомлены с дис доком</text:p>
      <text:p text:style-name="P5">Работы не начались</text:p>
      <text:p text:style-name="P9">30.07.22</text:p>
      <text:p text:style-name="P4">было сделано 2 темы (1 тема до начала проекта)<text:span text:style-name="T6">(wooden </text:span><text:span text:style-name="T1">и </text:span><text:span text:style-name="T6">metal) </text:span><text:span text:style-name="T1">макс</text:span><text:span text:style-name="T3">имом</text:span></text:p>
      <text:p text:style-name="P4">Другие участники не начали работать (Кириллу сложно перейти на другое дело, так как доделывал другое. Паша был морально не настроен работать, но говорит, что завтра начнет деятельность).</text:p>
      <text:p text:style-name="P4">Проект может затянуться, от идеального срока мы отстаем.</text:p>
      <text:p text:style-name="P5">31.07.22</text:p>
      <text:p text:style-name="P5">Паша сделал фон для загрузки экрана</text:p>
      <text:p text:style-name="P5">Максим сделал еще одну тему<text:span text:style-name="T6">(Neon)</text:span></text:p>
      <text:p text:style-name="P5">Кирилл не начал программировать игру</text:p>
      <text:p text:style-name="P5">01.07.22</text:p>
      <text:p text:style-name="P5">Максим доделал последнюю тему (<text:span text:style-name="T6">Lava) </text:span>и скинул все файлы для работы Кириллу</text:p>
      <text:p text:style-name="P5">Осталось сделать фоны для тем</text:p>
      <text:p text:style-name="P6">Паша был занят по семейным делам. <text:span text:style-name="T5">Немного работал по рпроекту</text:span></text:p>
      <text:p text:style-name="P10">02.07.22</text:p>
      <text:p text:style-name="P7">Проект не уложился в сроки</text:p>
      <text:p text:style-name="P7">Измнения:</text:p>
      <text:p text:style-name="P11">Студия перешла в облоко на гугл диск</text:p>
      <text:p text:style-name="P11"/>
      <text:p text:style-name="P12">Был зареган на <text:span text:style-name="T6">github</text:span></text:p>
      <text:p text:style-name="P12"/>
      <text:p text:style-name="P8">03.07.22</text:p>
      <text:p text:style-name="P8">не делали по проекту</text:p>
      <text:p text:style-name="P13">04.07.22</text:p>
      <text:p text:style-name="P13">Была работа всех членов команд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00:44:28.068000000</dc:date>
    <meta:editing-duration>PT29M19S</meta:editing-duration>
    <meta:editing-cycles>1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4" meta:word-count="218" meta:character-count="1453" meta:non-whitespace-character-count="1269"/>
  </office:meta>
</office:document-meta>
</file>